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ahom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000000" loext:opacity="100%" style:font-name="Helvetica" fo:font-size="12pt" officeooo:paragraph-rsid="011038f6" style:font-size-asian="12pt"/>
    </style:style>
    <style:style style:name="P3" style:family="paragraph" style:parent-style-name="Standard">
      <style:paragraph-properties fo:break-before="page"/>
      <style:text-properties fo:color="#000000" loext:opacity="100%" style:font-name="Helvetica" fo:font-size="12pt" fo:font-weight="bold" officeooo:rsid="0112c6cc" officeooo:paragraph-rsid="0112c6cc" style:font-size-asian="12pt" style:font-weight-asian="bold" style:font-weight-complex="bold"/>
    </style:style>
    <style:style style:name="P4" style:family="paragraph" style:parent-style-name="Standard">
      <style:text-properties fo:color="#000000" loext:opacity="100%" style:font-name="Helvetica" fo:font-size="12pt" fo:font-weight="bold" officeooo:rsid="0113bad2" officeooo:paragraph-rsid="0113bad2" style:font-size-asian="12pt" style:font-weight-asian="bold" style:font-weight-complex="bold"/>
    </style:style>
    <style:style style:name="T1" style:family="text">
      <style:text-properties officeooo:rsid="0115462e"/>
    </style:style>
    <style:style style:name="T2" style:family="text">
      <style:text-properties officeooo:rsid="011634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t is <text:span text:style-name="T1">Test document</text:span> <text:span text:style-name="T2">2</text:span></text:p>
      <text:p text:style-name="P4"/>
      <text:p text:style-name="P4"/>
      <text:p text:style-name="P3">Plaats hier uw handtekening:</text:p>
      <text:p text:style-name="P2"/>
      <text:p text:style-name="P2">{{ZTA:Type(signature):Signatory(0):Size(250:100)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roman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homa" fo:font-size="10.5pt" fo:language="nl" fo:country="NL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ahoma" fo:font-size="10.5pt" fo:language="nl" fo:country="NL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ahoma" fo:font-family="Tahoma" fo:font-size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fo:font-size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style:font-name="Tahom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o Terlouw</meta:initial-creator>
    <meta:creation-date>2009-05-11T12:32:00.73</meta:creation-date>
    <dc:date>2024-09-10T15:53:38.559000000</dc:date>
    <meta:editing-duration>PT23H10M47S</meta:editing-duration>
    <meta:editing-cycles>279</meta:editing-cycles>
    <meta:generator>LibreOffice/7.6.7.2$Windows_X86_64 LibreOffice_project/dd47e4b30cb7dab30588d6c79c651f218165e3c5</meta:generator>
    <meta:printed-by>Marco Terlouw</meta:printed-by>
    <meta:print-date>2012-02-16T15:37:22.76</meta:print-date>
    <meta:document-statistic meta:table-count="0" meta:image-count="0" meta:object-count="0" meta:page-count="2" meta:paragraph-count="3" meta:word-count="10" meta:character-count="100" meta:non-whitespace-character-count="93"/>
  </office:meta>
</office:document-meta>
</file>